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2000000C6A45D1C24F152013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a1" style:family="table">
      <style:table-properties style:width="5.203cm" fo:margin-left="4.364cm" table:align="left"/>
    </style:style>
    <style:style style:name="Tabla1.A" style:family="table-column">
      <style:table-column-properties style:column-width="5.203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623b80" officeooo:paragraph-rsid="00bdb00e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038fa3" style:font-name-asian="Calibri1" style:font-size-asian="11pt" style:font-style-asian="normal" style:font-weight-asian="bold" style:font-name-complex="Calibri1" style:font-size-complex="11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officeooo:rsid="00623b80" officeooo:paragraph-rsid="00bdb00e" style:font-name-asian="Calibri1" style:font-size-asian="11pt" style:font-style-asian="normal" style:font-weight-asian="normal" style:font-name-complex="Calibri1" style:font-size-complex="11pt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38fa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ce5686" officeooo:paragraph-rsid="00ce5686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623b80" officeooo:paragraph-rsid="00bdb00e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officeooo:rsid="00623b80" officeooo:paragraph-rsid="00bdb00e" style:font-name-asian="Calibri1" style:font-size-asian="11pt" style:font-style-asian="normal" style:font-weight-asian="normal" style:font-name-complex="Calibri1" style:font-size-complex="11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.282cm" style:contextual-spacing="false" fo:line-height="105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cc113d" officeooo:paragraph-rsid="00cc113d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4" style:family="paragraph" style:parent-style-name="Heading_20_2">
      <style:paragraph-properties fo:margin-top="0.071cm" fo:margin-bottom="0cm" style:contextual-spacing="false">
        <style:tab-stops>
          <style:tab-stop style:position="0cm"/>
        </style:tab-stops>
      </style:paragraph-properties>
    </style:style>
    <style:style style:name="P15" style:family="paragraph" style:parent-style-name="Heading_20_2">
      <style:paragraph-properties fo:margin-top="0.071cm" fo:margin-bottom="0cm" style:contextual-spacing="false">
        <style:tab-stops>
          <style:tab-stop style:position="0cm"/>
        </style:tab-stops>
      </style:paragraph-properties>
      <style:text-properties officeooo:paragraph-rsid="00bdb00e"/>
    </style:style>
    <style:style style:name="P16" style:family="paragraph" style:parent-style-name="Heading_20_2">
      <style:text-properties officeooo:rsid="007ae199" officeooo:paragraph-rsid="00bdb00e"/>
    </style:style>
    <style:style style:name="P17" style:family="paragraph" style:parent-style-name="Heading_20_2">
      <style:text-properties fo:language="ca" fo:country="ES" officeooo:rsid="007f7a59" officeooo:paragraph-rsid="00bdb00e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cc113d" officeooo:paragraph-rsid="00cc113d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19" style:family="paragraph" style:parent-style-name="Standard">
      <style:text-properties officeooo:rsid="00cc113d" officeooo:paragraph-rsid="00cc113d"/>
    </style:style>
    <style:style style:name="P20" style:family="paragraph" style:parent-style-name="Standard">
      <style:paragraph-properties fo:text-align="start" style:justify-single-word="false"/>
      <style:text-properties fo:language="ca" fo:country="ES" style:text-underline-style="none" fo:font-weight="normal" officeooo:rsid="0008a9ba" officeooo:paragraph-rsid="00cc113d" style:font-weight-asian="normal" style:font-weight-complex="normal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3">
      <style:paragraph-properties fo:break-before="page"/>
      <style:text-properties officeooo:rsid="00cc113d" officeooo:paragraph-rsid="00cc113d"/>
    </style:style>
    <style:style style:name="P23" style:family="paragraph" style:parent-style-name="Heading_20_3">
      <style:text-properties officeooo:rsid="00cc113d" officeooo:paragraph-rsid="00cc113d"/>
    </style:style>
    <style:style style:name="P24" style:family="paragraph" style:parent-style-name="Heading_20_1" style:master-page-name="Standard">
      <style:paragraph-properties fo:margin-top="0.423cm" fo:margin-bottom="0cm" style:contextual-spacing="false" fo:line-height="100%" style:page-number="1">
        <style:tab-stops>
          <style:tab-stop style:position="0cm"/>
        </style:tab-stops>
      </style:paragraph-properties>
      <style:text-properties officeooo:paragraph-rsid="00038fa3"/>
    </style:style>
    <style:style style:name="P25" style:family="paragraph" style:parent-style-name="Heading_20_3">
      <style:text-properties officeooo:rsid="00cc113d" officeooo:paragraph-rsid="00cc113d"/>
    </style:style>
    <style:style style:name="P26" style:family="paragraph" style:parent-style-name="Heading_20_3">
      <style:text-properties officeooo:rsid="00cea39f" officeooo:paragraph-rsid="00cea39f"/>
    </style:style>
    <style:style style:name="P27" style:family="paragraph" style:parent-style-name="Standard">
      <style:text-properties fo:color="#800080" loext:opacity="100%" officeooo:rsid="00cea39f" officeooo:paragraph-rsid="00cea39f"/>
    </style:style>
    <style:style style:name="P28" style:family="paragraph" style:parent-style-name="Standard">
      <style:text-properties fo:color="#800080" loext:opacity="100%" officeooo:rsid="00cc113d" officeooo:paragraph-rsid="00cea39f"/>
    </style:style>
    <style:style style:name="P29" style:family="paragraph" style:parent-style-name="Standard">
      <style:paragraph-properties fo:text-align="start" style:justify-single-word="false"/>
      <style:text-properties fo:color="#800080" loext:opacity="100%" officeooo:rsid="00cf4979" officeooo:paragraph-rsid="00cf4979"/>
    </style:style>
    <style:style style:name="P30" style:family="paragraph" style:parent-style-name="Table_20_Contents" style:list-style-name="L1">
      <style:paragraph-properties fo:text-align="start" style:justify-single-word="false"/>
      <style:text-properties fo:language="ca" fo:country="ES" officeooo:rsid="00cea39f" officeooo:paragraph-rsid="00cea39f"/>
    </style:style>
    <style:style style:name="P31" style:family="paragraph" style:parent-style-name="Table_20_Contents" style:list-style-name="L1">
      <style:paragraph-properties fo:text-align="start" style:justify-single-word="false"/>
      <style:text-properties fo:language="ca" fo:country="ES" officeooo:paragraph-rsid="00cc113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ce5686" style:font-name-asian="Calibri1" style:font-size-asian="11pt" style:font-style-asian="normal" style:font-weight-asian="bold" style:font-name-complex="Calibri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cddbdb" style:font-name-asian="Calibri1" style:font-size-asian="11pt" style:font-style-asian="normal" style:font-weight-asian="bold" style:font-name-complex="Calibri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458b7f" style:font-name-asian="Calibri1" style:font-size-asian="11pt" style:font-style-asian="normal" style:font-weight-asian="bold" style:font-name-complex="Calibri1" style:font-size-complex="11pt"/>
    </style:style>
    <style:style style:name="T5" style:family="text">
      <style:text-properties fo:font-variant="normal" fo:text-transform="none" fo:color="#2f5496" loext:opacity="100%" style:text-line-through-style="none" style:text-line-through-type="none" style:text-position="0% 100%" style:font-name="Calibri" fo:font-size="15pt" fo:font-style="normal" style:text-underline-style="none" fo:font-weight="normal" officeooo:rsid="00cddbdb" style:font-name-asian="Calibri1" style:font-size-asian="15pt" style:font-style-asian="normal" style:font-weight-asian="normal" style:font-name-complex="Calibri1" style:font-size-complex="15pt"/>
    </style:style>
    <style:style style:name="T6" style:family="text">
      <style:text-properties officeooo:rsid="00ce8b7b"/>
    </style:style>
    <style:style style:name="T7" style:family="text">
      <style:text-properties officeooo:rsid="00cc113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922bd2" style:font-weight-asian="bold" style:font-weight-complex="bold"/>
    </style:style>
    <style:style style:name="T10" style:family="text">
      <style:text-properties fo:font-weight="bold" officeooo:rsid="0082fbde" style:font-weight-asian="bold" style:font-weight-complex="bold"/>
    </style:style>
    <style:style style:name="T11" style:family="text">
      <style:text-properties fo:font-weight="bold" officeooo:rsid="0095d4ae" style:font-weight-asian="bold" style:font-weight-complex="bold"/>
    </style:style>
    <style:style style:name="T12" style:family="text">
      <style:text-properties officeooo:rsid="0082fbde" style:font-weight-complex="normal"/>
    </style:style>
    <style:style style:name="T13" style:family="text">
      <style:text-properties officeooo:rsid="0095d4ae" style:font-weight-complex="normal"/>
    </style:style>
    <style:style style:name="T14" style:family="text">
      <style:text-properties officeooo:rsid="000a5075"/>
    </style:style>
    <style:style style:name="T15" style:family="text">
      <style:text-properties fo:font-size="15pt" officeooo:rsid="00458b7f" style:font-size-asian="15pt" style:font-size-complex="15pt"/>
    </style:style>
    <style:style style:name="T16" style:family="text">
      <style:text-properties officeooo:rsid="00cea3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5">Exercici</text:span><text:span text:style-name="T15"> 1 - Introducció al diagrama de classes</text:span></text:p>
      <text:p text:style-name="P14">Objectius</text:p>
      <text:p text:style-name="P12">Posar en pràctica els coneixements inicials sobre UML i diagrames de classes assolits durant les sessions de teoria.</text:p>
      <text:p text:style-name="P17">Desenvolupament</text:p>
      <text:p text:style-name="P5"><text:span text:style-name="Fuente_20_de_20_párrafo_20_predeter."><text:span text:style-name="T12">Aquesta activitat es desenvoluparà </text:span></text:span><text:span text:style-name="Fuente_20_de_20_párrafo_20_predeter."><text:span text:style-name="T9">individualment</text:span></text:span><text:span text:style-name="Fuente_20_de_20_párrafo_20_predeter."><text:span text:style-name="T12">. </text:span></text:span><text:span text:style-name="Fuente_20_de_20_párrafo_20_predeter."><text:span text:style-name="T13">Pots</text:span></text:span><text:span text:style-name="Fuente_20_de_20_párrafo_20_predeter."><text:span text:style-name="T12"> fer servir els apunts, consultar internet i col·laborar amb companys de cara a rebre suport puntual però, si us plau, </text:span></text:span><text:span text:style-name="Fuente_20_de_20_párrafo_20_predeter."><text:span text:style-name="T10">redact</text:span></text:span><text:span text:style-name="Fuente_20_de_20_párrafo_20_predeter."><text:span text:style-name="T11">a</text:span></text:span><text:span text:style-name="Fuente_20_de_20_párrafo_20_predeter."><text:span text:style-name="T10"> les respostes del </text:span></text:span><text:span text:style-name="Fuente_20_de_20_párrafo_20_predeter."><text:span text:style-name="T11">teu</text:span></text:span><text:span text:style-name="Fuente_20_de_20_párrafo_20_predeter."><text:span text:style-name="T10"> puny i lletra</text:span></text:span><text:span text:style-name="Fuente_20_de_20_párrafo_20_predeter."><text:span text:style-name="T12"> i conforme la </text:span></text:span><text:span text:style-name="Fuente_20_de_20_párrafo_20_predeter."><text:span text:style-name="T13">teva</text:span></text:span><text:span text:style-name="Fuente_20_de_20_párrafo_20_predeter."><text:span text:style-name="T12"> forma d’expressar-</text:span></text:span><text:span text:style-name="Fuente_20_de_20_párrafo_20_predeter."><text:span text:style-name="T13">te</text:span></text:span><text:span text:style-name="Fuente_20_de_20_párrafo_20_predeter."><text:span text:style-name="T12">.</text:span></text:span></text:p>
      <text:p text:style-name="P11"><text:span text:style-name="Fuente_20_de_20_párrafo_20_predeter."><text:span text:style-name="T12"/></text:span></text:p>
      <text:p text:style-name="P15">Entrega</text:p>
      <text:p text:style-name="P2">Aquesta activitat s’avalua a classe durant el <text:span text:style-name="T7">seu </text:span>desenvolupament.</text:p>
      <text:p text:style-name="P10"/>
      <text:p text:style-name="P16">Preparació</text:p>
      <text:p text:style-name="P18">Lectura detallada de la documentació que acompanya la teoria.</text:p>
      <text:p text:style-name="Heading_20_2"/>
      <text:p text:style-name="P21">Enunciat</text:p>
      <text:p text:style-name="P19">Respon a les següents preguntes:</text:p>
      <text:p text:style-name="P23">Pregunta 1:</text:p>
      <text:p text:style-name="P19">Què és un diagrama de classes?</text:p>
      <text:p text:style-name="P27">És una representació estàtica que defineix l’estructura d’un sistema mostrant les seves classes amb els seus atributs i relacions que estableix amb la resta.</text:p>
      <text:p text:style-name="P23">Pregunta 2:</text:p>
      <text:p text:style-name="P19">Per a què serveix un diagrama de classes?</text:p>
      <text:p text:style-name="P27">Per a analitzar i dissenyar un sistema. Primerament s’elabora el disseny conceptual de la informació que s’utilitzarà, el funcionament i la relació entre els seus components.</text:p>
      <text:p text:style-name="P23">Pregunta 3:</text:p>
      <text:p text:style-name="P19">Enumera els diferents elements que formen part d'un diagrama de classe.</text:p>
      <text:p text:style-name="P27">Classes, tipus de classes, atributs, mètodes, relacions i condicionals que s’apliquin.</text:p>
      <text:p text:style-name="P23">Pregunta 4:</text:p>
      <text:p text:style-name="P19">Defineix els elements nomenats anteriorment.</text:p>
      <text:p text:style-name="P28"><text:span text:style-name="T16">Classe: nom únic, primera lletra majúscula, sense espais i si estan en cursiva vol dir que són abstractes.</text:span></text:p>
      <text:p text:style-name="P28"><text:span text:style-name="T16">Tipus de classes: categoria (com per exemple enumeration) i propietats, comportaments i restriccions.</text:span></text:p>
      <text:p text:style-name="P28"><text:span text:style-name="T16">Atributs: Dades emmagatzemades. Es defineixen amb nom i tipus de dada i primera lletra minúscula sempre.</text:span></text:p>
      <text:p text:style-name="P28"><text:span text:style-name="T16">Mètodes: </text:span><text:s/><text:span text:style-name="T16">Comportament de la classe. Es defineixen amb un nom i els paràmetres que demana i comencen per minúscula a excepció dels constructors.</text:span></text:p>
      <text:p text:style-name="P23">Pregunta 5:</text:p>
      <text:p text:style-name="P19">En UML, com es representa una classe?</text:p>
      <text:p text:style-name="P27">En el diagrama tindria forma de rectangle dividida en 3 zones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Pregunta 6:</text:p>
      <text:p text:style-name="P20">Completa el <text:span text:style-name="T14">següent</text:span> rectangle enumerant i explicant que conté cada divisió. </text:p>
      <text:p text:style-name="P20"><text:span text:style-name="T8">Afegeix un exemple.</text:span><text:line-break/></text:p>
      <table:table table:name="Tabla1" table:style-name="Tabla1">
        <table:table-column table:style-name="Tabla1.A"/>
        <table:table-row table:style-name="TableLine2640662260064">
          <table:table-cell table:style-name="Tabla1.A1" office:value-type="string">
            <text:list xml:id="list1381643549" text:style-name="L1">
              <text:list-header>
                <text:p text:style-name="P30">+ Gat</text:p>
              </text:list-header>
            </text:list>
          </table:table-cell>
        </table:table-row>
        <table:table-row table:style-name="TableLine2640662264960">
          <table:table-cell table:style-name="Tabla1.A2" office:value-type="string">
            <text:list xml:id="list170052248464342" text:continue-numbering="true" text:style-name="L1">
              <text:list-header>
                <text:p text:style-name="P31">- <text:span text:style-name="T16">Pes: Double</text:span></text:p>
                <text:p text:style-name="P31">- <text:span text:style-name="T16">Raça: String</text:span></text:p>
              </text:list-header>
            </text:list>
          </table:table-cell>
        </table:table-row>
        <table:table-row table:style-name="TableLine2640662265504">
          <table:table-cell table:style-name="Tabla1.A2" office:value-type="string">
            <text:list xml:id="list170051590414177" text:continue-numbering="true" text:style-name="L1">
              <text:list-header>
                <text:p text:style-name="P30">+ miola()</text:p>
                <text:p text:style-name="P30">+ corre()</text:p>
                <text:p text:style-name="P30">+ menja()</text:p>
              </text:list-header>
            </text:list>
          </table:table-cell>
        </table:table-row>
      </table:table>
      <text:p text:style-name="Standard"/>
      <text:p text:style-name="P26">Al primer rectangle anomenem la classe.</text:p>
      <text:p text:style-name="P26">Al segon els seus atributs que el diferencia d’altres classes. </text:p>
      <text:p text:style-name="P26">Finalment tenim els mètodes amb les funcionalitats que donarien lloc al comportament d’aquesta classe.</text:p>
      <text:p text:style-name="P22">Pregunta 7:</text:p>
      <text:p text:style-name="P19">Els atributs i mètodes d'un diagrama de classes poden ser de quatre tipus. Enumera i explica cadascun.</text:p>
      <text:p text:style-name="P29">Public: que es poden accedir des de qualsevol altre lloc (altres classes, subclasses o paquets per exemple).</text:p>
      <text:p text:style-name="P29">Package: no té accés desde subclasse o paquet.</text:p>
      <text:p text:style-name="P29">Protected: accés limitat al mateix paquet.</text:p>
      <text:p text:style-name="P29">Private: accés des la mateixa classe.</text:p>
      <text:p text:style-name="P23">Pregunta 8:</text:p>
      <text:p text:style-name="P19">Quin símbol representa a cada estat?</text:p>
      <text:p text:style-name="P29">+ Public, ~ Package, # Protected i – Private.</text:p>
      <text:p text:style-name="P23">Pregunta 9:</text:p>
      <text:p text:style-name="P19">D’aquests quatre tipus, sabries dir quin es comporta diferent entre Java i C#?</text:p>
      <text:p text:style-name="P29">Protected ja que a Java poden accedir-hi classes derivades apart de les del mateix package però a C# només pot ser en el mateix ensamblat.</text:p>
      <text:p text:style-name="P23">Pregunta 10:</text:p>
      <text:p text:style-name="P19">D’aquest quatre tipus, sabries dir quin és exclusiu de Java? Quin seria el seu equivalent a C#?</text:p>
      <text:p text:style-name="P29">Package, l’equivalent a C# seria protected intern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282cm" style:contextual-spacing="false" fo:line-height="105%" fo:text-align="start" style:justify-single-word="false" fo:keep-together="auto" fo:orphans="2" fo:widows="2" fo:hyphenation-ladder-count="no-limit" fo:text-indent="0cm" style:auto-text-indent="false" fo:padding="0cm" fo:border="none" fo:keep-with-next="always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ffffff"/>
      <style:paragraph-properties fo:margin-left="0cm" fo:margin-right="0cm" fo:margin-top="0.423cm" fo:margin-bottom="0cm" style:contextual-spacing="false" fo:line-height="105%" fo:text-align="start" style:justify-single-word="false" fo:keep-together="always" fo:orphans="2" fo:widows="2" fo:text-indent="0cm" style:auto-text-indent="false" fo:background-color="#ffffff" fo:padding="0cm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family="Calibri" style:font-family-generic="roman" style:font-pitch="variable" fo:font-size="16pt" fo:font-style="normal" style:text-underline-style="none" fo:font-weight="normal" style:font-name-asian="Calibri1" style:font-family-asian="Calibri" style:font-family-generic-asian="system" style:font-pitch-asian="variable" style:font-size-asian="16pt" style:font-style-asian="normal" style:font-weight-asian="normal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fffff"/>
      <style:paragraph-properties fo:margin-left="0cm" fo:margin-right="0cm" fo:margin-top="0.071cm" fo:margin-bottom="0cm" style:contextual-spacing="false" fo:line-height="105%" fo:text-align="start" style:justify-single-word="false" fo:keep-together="always" fo:orphans="2" fo:widows="2" fo:text-indent="0cm" style:auto-text-indent="false" fo:background-color="#ffffff" fo:padding="0cm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family="Calibri" style:font-family-generic="roman" style:font-pitch="variable" fo:font-size="13pt" fo:font-style="normal" style:text-underline-style="none" fo:font-weight="normal" style:font-name-asian="Calibri1" style:font-family-asian="Calibri" style:font-family-generic-asian="system" style:font-pitch-asian="variable" style:font-size-asian="13pt" style:font-style-asian="normal" style:font-weight-asian="normal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margin-left="0cm" fo:margin-right="0cm" fo:margin-top="0.071cm" fo:margin-bottom="0cm" style:contextual-spacing="false" fo:line-height="105%" fo:text-align="start" style:justify-single-word="false" fo:keep-together="always" fo:orphans="2" fo:widows="2" fo:text-indent="0cm" style:auto-text-indent="false" fo:background-color="#ffffff" fo:padding="0cm" fo:border="none" fo:keep-with-next="always"/>
      <style:text-properties fo:font-variant="normal" fo:text-transform="none" fo:color="#1f3763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12cm" fo:margin-bottom="0.212cm" style:contextual-spacing="false" fo:line-height="100%" fo:keep-with-next="always"/>
      <style:text-properties style:font-name="Liberation Serif" fo:font-family="'Liberation Serif'" style:font-family-generic="roman" style:font-pitch="variable" fo:font-size="12pt" fo:font-weight="bold" style:font-name-asian="Liberation Serif1" style:font-family-asian="'Liberation Serif'" style:font-family-generic-asian="system" style:font-pitch-asian="variable" style:font-size-asian="12pt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loext:graphic-properties draw:fill="solid" draw:fill-color="#ffffff"/>
      <style:paragraph-properties fo:margin-left="0cm" fo:margin-right="0cm" fo:margin-top="0cm" fo:margin-bottom="0.282cm" style:contextual-spacing="false" fo:line-height="105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5a5a5a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7.2cm" fo:margin-left="-0.191cm" fo:margin-top="0cm" fo:margin-bottom="0cm" table:align="left"/>
    </style:style>
    <style:style style:name="Table1.A" style:family="table-column">
      <style:table-column-properties style:column-width="3.325cm"/>
    </style:style>
    <style:style style:name="Table1.B" style:family="table-column">
      <style:table-column-properties style:column-width="13.875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4" style:family="table-row">
      <style:table-row-properties style:min-row-height="0.141cm" fo:keep-together="auto"/>
    </style:style>
    <style:style style:name="Table2" style:family="table">
      <style:table-properties style:width="15cm" fo:margin-left="-0.191cm" fo:margin-top="0cm" fo:margin-bottom="0cm" table:align="left"/>
    </style:style>
    <style:style style:name="Table2.A" style:family="table-column">
      <style:table-column-properties style:column-width="4.999cm"/>
    </style:style>
    <style:style style:name="Table2.B" style:family="table-column">
      <style:table-column-properties style:column-width="5.00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none"/>
    </style:style>
    <style:style style:name="MP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P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038fa3" style:font-name-asian="Calibri1" style:font-size-asian="11pt" style:font-style-asian="normal" style:font-weight-asian="bold" style:font-name-complex="Calibri1" style:font-size-complex="11pt"/>
    </style:style>
    <style:style style:name="MP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38fa3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ce5686" officeooo:paragraph-rsid="00ce5686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MP8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ce5686" style:font-name-asian="Calibri1" style:font-size-asian="11pt" style:font-style-asian="normal" style:font-weight-asian="bold" style:font-name-complex="Calibri1" style:font-size-complex="11pt"/>
    </style:style>
    <style:style style:name="MT3" style:family="text">
      <style:text-properties officeooo:rsid="00ce8b7b"/>
    </style:style>
    <style:style style:name="MT4" style:family="text">
      <style:text-properties officeooo:rsid="00cc113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cddbdb" style:font-name-asian="Calibri1" style:font-size-asian="11pt" style:font-style-asian="normal" style:font-weight-asian="bold" style:font-name-complex="Calibri1" style:font-size-complex="11pt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458b7f" style:font-name-asian="Calibri1" style:font-size-asian="11pt" style:font-style-asian="normal" style:font-weight-asian="bold" style:font-name-complex="Calibri1" style:font-size-complex="11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35cm" fo:margin-bottom="0.635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864cm" fo:margin-left="0cm" fo:margin-right="0cm" fo:margin-bottom="1.764cm" style:dynamic-spacing="true"/>
      </style:header-style>
      <style:footer-style>
        <style:header-footer-properties fo:min-height="1.864cm" fo:margin-left="0cm" fo:margin-right="0cm" fo:margin-top="1.76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table:number-rows-spanned="5" office:value-type="string">
              <text:p text:style-name="MP1"><draw:frame draw:style-name="Mfr1" draw:name="Imatge1" text:anchor-type="paragraph" svg:width="2.944cm" svg:height="2.127cm" draw:z-index="3"><draw:image xlink:href="Pictures/1000000000000112000000C6A45D1C24F152013D.png" xlink:type="simple" xlink:show="embed" xlink:actuate="onLoad" draw:mime-type="image/png"/></draw:frame></text:p>
            </table:table-cell>
            <table:table-cell table:style-name="Table1.A1" office:value-type="string">
              <text:p text:style-name="MP2"><text:span text:style-name="MT1">Institut </text:span><text:span text:style-name="MT2">la Guineueta</text:span></text:p>
            </table:table-cell>
          </table:table-row>
          <table:table-row table:style-name="Table1.1">
            <table:covered-table-cell/>
            <table:table-cell table:style-name="Table1.A1" office:value-type="string">
              <text:p text:style-name="MP3">CFGS: DAM <text:span text:style-name="MT3">BioInformàtica</text:span></text:p>
            </table:table-cell>
          </table:table-row>
          <table:table-row table:style-name="Table1.1">
            <table:covered-table-cell/>
            <table:table-cell table:style-name="Table1.A1" office:value-type="string">
              <text:p text:style-name="MP3">M05: Entorns de desenvolupament</text:p>
            </table:table-cell>
          </table:table-row>
          <table:table-row table:style-name="Table1.4">
            <table:covered-table-cell/>
            <table:table-cell table:style-name="Table1.A1" office:value-type="string">
              <text:p text:style-name="MP4">UF<text:span text:style-name="MT4">3</text:span>: Introducció al disseny orientat a objectes </text:p>
            </table:table-cell>
          </table:table-row>
          <table:table-row table:style-name="Table1.4">
            <table:covered-table-cell/>
            <table:table-cell table:style-name="Table1.A1" office:value-type="string">
              <text:p text:style-name="MP5"><text:span text:style-name="MT5">Exercici</text:span><text:span text:style-name="MT6"> 1 - Introducció al diagrama de classes</text:span></text:p>
            </table:table-cell>
          </table:table-row>
        </table:table>
        <text:p text:style-name="MP1"/>
      </style:header>
      <style:footer>
        <text:p text:style-name="MP1"/>
        <text:p text:style-name="MP2"/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MP6">Jordi Gil Simón</text:p>
            </table:table-cell>
            <table:table-cell table:style-name="Table2.A1" office:value-type="string">
              <text:p text:style-name="MP7"/>
            </table:table-cell>
            <table:table-cell table:style-name="Table2.A1" office:value-type="string">
              <text:p text:style-name="MP8"><text:s/>Pàgina <text:page-number text:select-page="current">2</text:page-number><text:s/>de <text:page-count>4</text:page-count></text:p>
            </table:table-cell>
          </table:table-row>
        </table:table>
        <text:p text:style-name="MP2"/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2-05-23T17:00:50.032000000</dc:date>
    <meta:editing-duration>PT10H9M13S</meta:editing-duration>
    <meta:editing-cycles>198</meta:editing-cycles>
    <meta:document-statistic meta:table-count="3" meta:image-count="1" meta:object-count="0" meta:page-count="4" meta:paragraph-count="63" meta:word-count="513" meta:character-count="3235" meta:non-whitespace-character-count="2778"/>
  </office:meta>
</office:document-meta>
</file>